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.NET 15.9.0.0 -->
  <office:font-face-decls>
    <style:font-face style:name="Times New Roman" svg:font-family="Times New Roman" style:font-pitch="variable" style:font-family-generic="roman"/>
  </office:font-face-decls>
  <office:automatic-styles>
    <style:style style:name="P1" style:family="paragraph" style:parent-style-name="Normal" style:master-page-name="Standard"/>
    <style:style style:name="T1_1" style:family="text">
      <style:text-properties fo:color="#ff0000" fo:font-size="12pt" style:font-size-asian="12pt" fo:font-weight="bold" style:font-weight-asian="bold"/>
    </style:style>
    <style:style style:name="P2" style:family="paragraph" style:parent-style-name="Normal"/>
    <style:style style:name="T2_1" style:family="text"/>
    <style:style style:name="P3" style:family="paragraph" style:parent-style-name="Normal"/>
    <style:style style:name="T3_1" style:family="text"/>
    <style:style style:name="P4" style:family="paragraph" style:parent-style-name="Normal"/>
    <style:style style:name="T4_1" style:family="text"/>
    <style:style style:name="P5" style:family="paragraph" style:parent-style-name="Normal"/>
    <style:style style:name="T5_1" style:family="text"/>
    <style:style style:name="P6" style:family="paragraph" style:parent-style-name="Normal"/>
  </office:automatic-styles>
  <office:body>
    <office:text>
      <text:p text:style-name="P1"><text:span text:style-name="T1_1">Evaluation<text:s/>Only.<text:s/>Created<text:s/>with<text:s/>Aspose.Words.<text:s/>Copyright<text:s/>2003-2015<text:s/>Aspose<text:s/>Pty<text:s/>Ltd.</text:span></text:p>
      <text:p text:style-name="P2"><text:span text:style-name="T2_1">Name<text:tab/><text:tab/>Email<text:tab/><text:tab/>Roles</text:span></text:p>
      <text:p text:style-name="P3"><text:span text:style-name="T3_1">Ahmad<text:tab/><text:tab/>ahmad@dnndev.me<text:tab/><text:tab/>Registered<text:s/>Users,Subscribers</text:span></text:p>
      <text:p text:style-name="P4"><text:span text:style-name="T4_1">Assad<text:tab/><text:tab/>assad@dnndev.me<text:tab/><text:tab/>Registered<text:s/>Users,Subscribers</text:span></text:p>
      <text:p text:style-name="P5"><text:span text:style-name="T5_1">Fahad<text:s/>Adeel<text:tab/><text:tab/>fahad@dnndev.me<text:tab/><text:tab/>Registered<text:s/>Users,Subscribers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Times New Roman" svg:font-family="Times New Roman" style:font-pitch="variable" style:font-family-generic="roman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Normal" style:family="paragraph">
      <style:paragraph-properties fo:orphans="2" fo:widows="2"/>
      <style:text-properties fo:font-size="12pt" style:font-size-asian="12pt" style:font-size-complex="12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3.175cm" fo:padding-right="0cm" fo:margin-right="3.175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.NET 15.9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